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e52b4" officeooo:paragraph-rsid="001e52b4"/>
    </style:style>
    <style:style style:name="P2" style:family="paragraph" style:parent-style-name="Title">
      <style:text-properties officeooo:rsid="001e52b4" officeooo:paragraph-rsid="001e52b4"/>
    </style:style>
    <style:style style:name="P3" style:family="paragraph" style:parent-style-name="Text_20_body">
      <style:paragraph-properties fo:text-align="center" style:justify-single-word="false"/>
      <style:text-properties officeooo:rsid="001f96b6" officeooo:paragraph-rsid="001f96b6"/>
    </style:style>
    <style:style style:name="P4" style:family="paragraph" style:parent-style-name="Text_20_body">
      <style:text-properties officeooo:rsid="00236379" officeooo:paragraph-rsid="00236379"/>
    </style:style>
    <style:style style:name="P5" style:family="paragraph" style:parent-style-name="Text_20_body">
      <style:text-properties officeooo:rsid="00236379" officeooo:paragraph-rsid="002bec34"/>
    </style:style>
    <style:style style:name="P6" style:family="paragraph" style:parent-style-name="Text_20_body">
      <style:text-properties officeooo:rsid="00236379" officeooo:paragraph-rsid="002eafcf"/>
    </style:style>
    <style:style style:name="P7" style:family="paragraph" style:parent-style-name="Text_20_body">
      <style:text-properties officeooo:rsid="002a9d2a" officeooo:paragraph-rsid="002a9d2a"/>
    </style:style>
    <style:style style:name="P8" style:family="paragraph" style:parent-style-name="Text_20_body">
      <style:text-properties officeooo:rsid="0038c742" officeooo:paragraph-rsid="0038c742"/>
    </style:style>
    <style:style style:name="P9" style:family="paragraph" style:parent-style-name="Text_20_body">
      <style:text-properties officeooo:rsid="003a9b92" officeooo:paragraph-rsid="003a9b92"/>
    </style:style>
    <style:style style:name="P10" style:family="paragraph" style:parent-style-name="Text_20_body">
      <style:text-properties officeooo:rsid="002cbca4" officeooo:paragraph-rsid="003f3dfe"/>
    </style:style>
    <style:style style:name="P11" style:family="paragraph" style:parent-style-name="Text_20_body">
      <style:text-properties fo:font-weight="normal" officeooo:rsid="0031815e" officeooo:paragraph-rsid="003bf70a" style:font-weight-asian="normal" style:font-weight-complex="normal"/>
    </style:style>
    <style:style style:name="P12" style:family="paragraph" style:parent-style-name="Text_20_body">
      <style:text-properties fo:font-weight="bold" officeooo:rsid="0041ce02" officeooo:paragraph-rsid="0041ce02" style:font-weight-asian="bold" style:font-weight-complex="bold"/>
    </style:style>
    <style:style style:name="P13" style:family="paragraph" style:parent-style-name="Text_20_body">
      <style:text-properties fo:font-weight="bold" officeooo:rsid="0048308b" officeooo:paragraph-rsid="0048308b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  <style:text-properties officeooo:rsid="001e52b4" officeooo:paragraph-rsid="001e52b4"/>
    </style:style>
    <style:style style:name="P15" style:family="paragraph" style:parent-style-name="Heading_20_1">
      <loext:graphic-properties draw:fill-gradient-name="gradient" draw:fill-hatch-name="hatch"/>
      <style:paragraph-properties fo:padding="0.0201in" fo:border-left="none" fo:border-right="none" fo:border-top="0.06pt solid #000000" fo:border-bottom="none"/>
      <style:text-properties officeooo:rsid="001ee192" officeooo:paragraph-rsid="001ee192"/>
    </style:style>
    <style:style style:name="P16" style:family="paragraph" style:parent-style-name="Heading_20_1">
      <style:text-properties officeooo:rsid="002a9d2a" officeooo:paragraph-rsid="002a9d2a"/>
    </style:style>
    <style:style style:name="P17" style:family="paragraph" style:parent-style-name="Heading_20_1">
      <style:text-properties officeooo:rsid="0024da9f" officeooo:paragraph-rsid="0024da9f"/>
    </style:style>
    <style:style style:name="P18" style:family="paragraph" style:parent-style-name="Heading_20_2">
      <style:text-properties officeooo:rsid="0038c742" officeooo:paragraph-rsid="0038c742"/>
    </style:style>
    <style:style style:name="P19" style:family="paragraph" style:parent-style-name="Heading_20_2">
      <style:text-properties officeooo:rsid="002a9d2a" officeooo:paragraph-rsid="002a9d2a"/>
    </style:style>
    <style:style style:name="P20" style:family="paragraph" style:parent-style-name="Text_20_body">
      <style:text-properties officeooo:rsid="0041ce02" officeooo:paragraph-rsid="005420d4"/>
    </style:style>
    <style:style style:name="P21" style:family="paragraph" style:parent-style-name="Text_20_body">
      <style:text-properties officeooo:rsid="0041ce02" officeooo:paragraph-rsid="00578024"/>
    </style:style>
    <style:style style:name="P22" style:family="paragraph" style:parent-style-name="Text_20_body">
      <style:text-properties fo:font-weight="bold" officeooo:rsid="0049de34" officeooo:paragraph-rsid="0049de34" style:font-weight-asian="bold" style:font-weight-complex="bold"/>
    </style:style>
    <style:style style:name="P23" style:family="paragraph" style:parent-style-name="Text_20_body">
      <style:paragraph-properties fo:break-before="page"/>
      <style:text-properties officeooo:paragraph-rsid="003bf70a"/>
    </style:style>
    <style:style style:name="T1" style:family="text">
      <style:text-properties officeooo:rsid="002174e7"/>
    </style:style>
    <style:style style:name="T2" style:family="text">
      <style:text-properties officeooo:rsid="0023a7e0"/>
    </style:style>
    <style:style style:name="T3" style:family="text">
      <style:text-properties officeooo:rsid="0026081e"/>
    </style:style>
    <style:style style:name="T4" style:family="text">
      <style:text-properties officeooo:rsid="0026f1c3"/>
    </style:style>
    <style:style style:name="T5" style:family="text">
      <style:text-properties officeooo:rsid="0028c790"/>
    </style:style>
    <style:style style:name="T6" style:family="text">
      <style:text-properties officeooo:rsid="002bec34"/>
    </style:style>
    <style:style style:name="T7" style:family="text">
      <style:text-properties officeooo:rsid="002c2efb"/>
    </style:style>
    <style:style style:name="T8" style:family="text">
      <style:text-properties officeooo:rsid="002cbca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0d041" style:font-weight-asian="normal" style:font-weight-complex="normal"/>
    </style:style>
    <style:style style:name="T11" style:family="text">
      <style:text-properties fo:font-weight="normal" officeooo:rsid="0031815e" style:font-weight-asian="normal" style:font-weight-complex="normal"/>
    </style:style>
    <style:style style:name="T12" style:family="text">
      <style:text-properties fo:font-weight="normal" officeooo:rsid="0032eab8" style:font-weight-asian="normal" style:font-weight-complex="normal"/>
    </style:style>
    <style:style style:name="T13" style:family="text">
      <style:text-properties fo:font-weight="normal" officeooo:rsid="0035c9b0" style:font-weight-asian="normal" style:font-weight-complex="normal"/>
    </style:style>
    <style:style style:name="T14" style:family="text">
      <style:text-properties fo:font-weight="normal" officeooo:rsid="0036cf25" style:font-weight-asian="normal" style:font-weight-complex="normal"/>
    </style:style>
    <style:style style:name="T15" style:family="text">
      <style:text-properties fo:font-weight="normal" officeooo:rsid="003bb7ba" style:font-weight-asian="normal" style:font-weight-complex="normal"/>
    </style:style>
    <style:style style:name="T16" style:family="text">
      <style:text-properties fo:font-weight="normal" officeooo:rsid="003d0a96" style:font-weight-asian="normal" style:font-weight-complex="normal"/>
    </style:style>
    <style:style style:name="T17" style:family="text">
      <style:text-properties fo:font-weight="normal" officeooo:rsid="003d8c60" style:font-weight-asian="normal" style:font-weight-complex="normal"/>
    </style:style>
    <style:style style:name="T18" style:family="text">
      <style:text-properties fo:font-weight="normal" officeooo:rsid="00433a72" style:font-weight-asian="normal" style:font-weight-complex="normal"/>
    </style:style>
    <style:style style:name="T19" style:family="text">
      <style:text-properties fo:font-weight="normal" officeooo:rsid="004586dd" style:font-weight-asian="normal" style:font-weight-complex="normal"/>
    </style:style>
    <style:style style:name="T20" style:family="text">
      <style:text-properties fo:font-weight="normal" officeooo:rsid="004724b6" style:font-weight-asian="normal" style:font-weight-complex="normal"/>
    </style:style>
    <style:style style:name="T21" style:family="text">
      <style:text-properties fo:font-weight="normal" officeooo:rsid="0047d8a4" style:font-weight-asian="normal" style:font-weight-complex="normal"/>
    </style:style>
    <style:style style:name="T22" style:family="text">
      <style:text-properties fo:font-weight="normal" officeooo:rsid="004a776a" style:font-weight-asian="normal" style:font-weight-complex="normal"/>
    </style:style>
    <style:style style:name="T23" style:family="text">
      <style:text-properties fo:font-weight="normal" officeooo:rsid="004dce70" style:font-weight-asian="normal" style:font-weight-complex="normal"/>
    </style:style>
    <style:style style:name="T24" style:family="text">
      <style:text-properties fo:font-weight="normal" officeooo:rsid="005420d4" style:font-weight-asian="normal" style:font-weight-complex="normal"/>
    </style:style>
    <style:style style:name="T25" style:family="text">
      <style:text-properties fo:font-weight="normal" officeooo:rsid="002cbca4" style:font-weight-asian="normal" style:font-weight-complex="normal"/>
    </style:style>
    <style:style style:name="T26" style:family="text">
      <style:text-properties fo:font-weight="normal" officeooo:rsid="00547059" style:font-weight-asian="normal" style:font-weight-complex="normal"/>
    </style:style>
    <style:style style:name="T27" style:family="text">
      <style:text-properties fo:font-weight="normal" officeooo:rsid="00548f9e" style:font-weight-asian="normal" style:font-weight-complex="normal"/>
    </style:style>
    <style:style style:name="T28" style:family="text">
      <style:text-properties fo:font-weight="normal" officeooo:rsid="00566414" style:font-weight-asian="normal" style:font-weight-complex="normal"/>
    </style:style>
    <style:style style:name="T29" style:family="text">
      <style:text-properties fo:font-weight="normal" officeooo:rsid="00574b4c" style:font-weight-asian="normal" style:font-weight-complex="normal"/>
    </style:style>
    <style:style style:name="T30" style:family="text">
      <style:text-properties officeooo:rsid="002eafcf"/>
    </style:style>
    <style:style style:name="T31" style:family="text">
      <style:text-properties officeooo:rsid="002ef4d3"/>
    </style:style>
    <style:style style:name="T32" style:family="text">
      <style:text-properties officeooo:rsid="0032eab8"/>
    </style:style>
    <style:style style:name="T33" style:family="text">
      <style:text-properties fo:font-style="italic" officeooo:rsid="0032eab8" style:font-style-asian="italic" style:font-style-complex="italic"/>
    </style:style>
    <style:style style:name="T34" style:family="text">
      <style:text-properties fo:font-weight="bold" officeooo:rsid="002cbca4" style:font-weight-asian="bold" style:font-weight-complex="bold"/>
    </style:style>
    <style:style style:name="T35" style:family="text">
      <style:text-properties fo:font-weight="bold" officeooo:rsid="00433a72" style:font-weight-asian="bold" style:font-weight-complex="bold"/>
    </style:style>
    <style:style style:name="T36" style:family="text">
      <style:text-properties officeooo:rsid="0046c921"/>
    </style:style>
    <style:style style:name="T37" style:family="text">
      <style:text-properties officeooo:rsid="0047d8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t-dlp-tk</text:p>
      <text:p text:style-name="P1">Tk-Based Interface For Yt-dlp</text:p>
      <text:h text:style-name="P14" text:outline-level="1">ABSTRACT</text:h>
      <text:p text:style-name="P3">A graphical user interface (GUI) which with Yt-dlp as the backend. The interface is divided into tabs, each specializing in a particular <text:span text:style-name="T1">function</text:span>.</text:p>
      <text:h text:style-name="P15" text:outline-level="1">Synopsis</text:h>
      <text:p text:style-name="P4">Yt-dlp-tk is a graphical user interface (GUI) for the Yt-dlp Python package. <text:span text:style-name="T3">Yt-dlp has a command-line utility but is actually a Python package. This interface is written in Python and uses this package.</text:span></text:p>
      <text:h text:style-name="P16" text:outline-level="1">User Interface</text:h>
      <text:p text:style-name="P5">Yt-dlp-tk <text:span text:style-name="T6">is a graphical user interface (GUI). When it’s first opened, the user is greeted with the “Download” tab, where they can search up </text:span><text:span text:style-name="T7">a </text:span><text:span text:style-name="T6">video by URL and then download </text:span><text:span text:style-name="T7">it</text:span><text:span text:style-name="T6">.</text:span></text:p>
      <text:h text:style-name="P17" text:outline-level="1">Technical Specification</text:h>
      <text:p text:style-name="P6"><text:span text:style-name="T4">Yt-dlp-tk </text:span><text:span text:style-name="T30">is a Python package that can be called on the commandline. It</text:span> uses the Model-View-Presenter <text:span text:style-name="T2">(MVP)</text:span> architecture.</text:p>
      <text:p text:style-name="P6"><text:span text:style-name="T5">The View is a class called `YtdlptkInterface`. </text:span><text:span text:style-name="T8">One of the methods creates the interface; it is called in the main function. </text:span><text:span text:style-name="T31">It uses a combination of native Tk widgets and some custom ones.</text:span></text:p>
      <text:h text:style-name="P18" text:outline-level="2">Signals</text:h>
      <text:p text:style-name="P8">Signals implement the observer pattern. In this case the observer is whatever object decides to hold signals inside itself. Signals are implemented in the `signal` class in `utils`, and observers are defined with the `observer` protocol under the same module.</text:p>
      <text:p text:style-name="P9"><text:span text:style-name="T36">And o</text:span>bject which use<text:span text:style-name="T36">s</text:span> a signal <text:span text:style-name="T36">is called</text:span> its owner, and whichever object is connected to it is the observer.</text:p>
      <text:h text:style-name="P19" text:outline-level="2">Interface Widgets</text:h>
      <text:p text:style-name="P7">The `interface` module defines some custom widgets that are extensions to preexisting ones. <text:span text:style-name="T32">These so-called </text:span><text:span text:style-name="T33">mega widgets</text:span><text:span text:style-name="T32"> are composed of a frame with the actual underlying widget inside, along with some other potential widgets.</text:span></text:p>
      <text:p text:style-name="P23"><text:span text:style-name="T34">ExText</text:span><text:span text:style-name="T25">: </text:span><text:span text:style-name="T10">A normal text widget extended </text:span><text:span text:style-name="T11">with additional functionality</text:span><text:span text:style-name="T10">.</text:span></text:p>
      <text:p text:style-name="P11">Inherits from: `tkinter.Text`, `_WidgetMixin`</text:p>
      <text:p text:style-name="P10"><text:span text:style-name="T12">This widget </text:span><text:span text:style-name="T13">features an automatic </text:span><text:span text:style-name="T17">vertical </text:span><text:span text:style-name="T13">scrollbar which can be enabled with the relevant option. </text:span><text:span text:style-name="T14">It also supports automatically changing the background color depending on the state.</text:span><text:span text:style-name="T15"> </text:span><text:span text:style-name="T23">Such options are explained in the documentation.</text:span></text:p>
      <text:p text:style-name="P21"><text:span text:style-name="T19">`</text:span><text:span text:style-name="T16">E</text:span><text:span text:style-name="T9">xText</text:span><text:span text:style-name="T19">`</text:span><text:span text:style-name="T9"> has two methods to query or modify the widget state, `instate()` and `state()`. They act more-or-less the same as their Ttk counterparts except for </text:span><text:span text:style-name="T20">the fact that</text:span><text:span text:style-name="T9"> the state-spec argument is expected to be a string, either “normal” or “disabled”</text:span><text:span text:style-name="T18">.<text:line-break/>___________________________________________________________________________________</text:span></text:p>
      <text:p text:style-name="P20"><text:span text:style-name="T35">ExEntry</text:span><text:span text:style-name="T18">: A normal Ttk entry widget extended with additional functionality.</text:span></text:p>
      <text:p text:style-name="P20"><text:span text:style-name="T18">Inherits from: `tkinter.ttk.Entry`, </text:span><text:span text:style-name="T24">`_WidgetMixin`</text:span></text:p>
      <text:p text:style-name="P20"><text:span text:style-name="T24">This widget mainly has an automatic horizontal scrollbar, </text:span><text:span text:style-name="T26">set with the relevant option. </text:span><text:span text:style-name="T28">Aside from that, this functions as a normal entry.</text:span><text:span text:style-name="T18"><text:line-break/>___________________________________________________________________________________</text:span></text:p>
      <text:p text:style-name="P12"><text:span text:style-name="T37">ExTree</text:span><text:span text:style-name="T21">: A normal Ttk </text:span><text:span text:style-name="T29">t</text:span><text:span text:style-name="T21">reeview widget extended with additional functionality.</text:span></text:p>
      <text:p text:style-name="P13"><text:span text:style-name="T21">I</text:span><text:span text:style-name="T9">nherits from: `tkinter.ttk.Treeview`, </text:span><text:span text:style-name="T11">`_WidgetMixin`</text:span></text:p>
      <text:p text:style-name="P22"><text:span text:style-name="T11">T</text:span><text:span text:style-name="T9">his widget features an automatic vertical scrollbar and an automatic horizontal scrollbar, </text:span><text:span text:style-name="T22">both of which can be enabled with their respective options. </text:span><text:span text:style-name="T27">Another feature is the ability to define columns, their headings, and their widths, all in one option. Said option is only present in the initializ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ide_20_Note" style:display-name="Side Note" style:family="paragraph" style:parent-style-name="Text_20_body" style:auto-update="true">
      <style:paragraph-properties fo:margin-left="0.5835in" fo:margin-right="0in" fo:text-indent="0in" style:auto-text-indent="false" fo:padding="0.0201in" fo:border-left="0.06pt solid #000000" fo:border-right="none" fo:border-top="none" fo:border-bottom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7T00:26:58.815690958</meta:creation-date>
    <meta:generator>LibreOffice/7.3.7.2$Linux_X86_64 LibreOffice_project/30$Build-2</meta:generator>
    <dc:date>2023-04-08T23:07:35.646602008</dc:date>
    <meta:editing-duration>PT17H24M51S</meta:editing-duration>
    <meta:editing-cycles>61</meta:editing-cycles>
    <meta:document-statistic meta:table-count="0" meta:image-count="0" meta:object-count="0" meta:page-count="2" meta:paragraph-count="26" meta:word-count="434" meta:character-count="3004" meta:non-whitespace-character-count="2596"/>
  </office:meta>
</office:document-meta>
</file>